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8.3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54cm" svg:x="5.127cm" svg:y="4.81cm">
          <text:p text:style-name="P1">Auth Cla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2.54cm" svg:x="5.127cm" svg:y="16.557cm">
          <text:p text:style-name="P1">Password Clas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cm" svg:height="2.54cm" svg:x="5.127cm" svg:y="2.27cm">
          <draw:text-box>
            <text:p>A module to handle auth not implemented in simple password manager</text:p>
          </draw:text-box>
        </draw:frame>
        <draw:frame draw:style-name="gr2" draw:text-style-name="P2" draw:layer="layout" svg:width="8.89cm" svg:height="2.54cm" svg:x="5.127cm" svg:y="14.017cm">
          <draw:text-box>
            <text:p>Stores Password in an encrypted form </text:p>
          </draw:text-box>
        </draw:frame>
        <draw:custom-shape draw:style-name="gr1" draw:text-style-name="P1" draw:layer="layout" svg:width="8.89cm" svg:height="2.54cm" svg:x="5.127cm" svg:y="10.525cm">
          <text:p text:style-name="P1">Password manager Clas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cm" svg:height="2.54cm" svg:x="5.127cm" svg:y="7.985cm">
          <draw:text-box>
            <text:p>Object manages to password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8T22:31:38.206747263</meta:creation-date>
    <dc:date>2024-10-18T23:04:38.123796408</dc:date>
    <meta:editing-duration>PT22M48S</meta:editing-duration>
    <meta:editing-cycles>4</meta:editing-cycles>
    <meta:generator>LibreOffice/7.3.7.2$Linux_X86_64 LibreOffice_project/30$Build-2</meta:generator>
    <meta:document-statistic meta:object-count="6"/>
  </office:meta>
</office:document-meta>
</file>